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text-properties officeooo:rsid="00026875" officeooo:paragraph-rsid="00026875"/>
    </style:style>
    <style:style style:name="P2" style:family="paragraph" style:parent-style-name="Table_20_Contents">
      <style:text-properties officeooo:rsid="00026875" officeooo:paragraph-rsid="00026875"/>
    </style:style>
    <style:style style:name="P3" style:family="paragraph" style:parent-style-name="Table_20_Contents">
      <style:text-properties officeooo:rsid="00026875" officeooo:paragraph-rsid="00026875"/>
    </style:style>
    <style:style style:name="P4" style:family="paragraph" style:parent-style-name="Table_20_Contents">
      <style:text-properties officeooo:paragraph-rsid="00026875"/>
    </style:style>
    <style:style style:name="T1" style:family="text">
      <style:text-properties officeooo:rsid="0002687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fore table.</text:p>
      <table:table table:name="Table1" table:style-name="Table1">
        <table:table-column table:style-name="Table1.A"/>
        <table:table-column table:style-name="Table1.B"/>
        <text:soft-page-break/>
        <table:table-row>
          <table:table-cell table:style-name="Table1.A1" office:value-type="string">
            <text:p text:style-name="P1">Before section.</text:p>
            <text:section text:style-name="Sect1" text:name="Section1">
              <text:p text:style-name="P4"><text:span text:style-name="T1">Table1:A1 in section. 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text:span></text:p>
            </text:section>
            <text:p text:style-name="P2">After section.</text:p>
          </table:table-cell>
          <table:table-cell table:style-name="Table1.B1" office:value-type="string">
            <text:p text:style-name="P2">Table1:A2</text:p>
          </table:table-cell>
        </table:table-row>
      </table:table>
      <text:p text:style-name="P1">After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7.93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los Vajna</meta:initial-creator>
    <meta:creation-date>2017-06-12T14:18:18.143384711</meta:creation-date>
    <dc:date>2017-06-12T14:22:26.840504863</dc:date>
    <dc:creator>Miklos Vajna</dc:creator>
    <meta:editing-duration>PT2M54S</meta:editing-duration>
    <meta:editing-cycles>4</meta:editing-cycles>
    <meta:generator>LibreOfficeDev/5.5.0.0.alpha0$Linux_X86_64 LibreOffice_project/cc6f5af10725f16c659d639857eb80b771f44b9c</meta:generator>
    <meta:document-statistic meta:table-count="1" meta:image-count="0" meta:object-count="0" meta:page-count="3" meta:paragraph-count="5" meta:word-count="93" meta:character-count="500" meta:non-whitespace-character-count="412"/>
  </office:meta>
</office:document-meta>
</file>